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d2c" officeooo:paragraph-rsid="000bbd2c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d2c" officeooo:paragraph-rsid="000bbd2c" style:font-weight-asian="bold" style:font-weight-complex="bold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0c5320" officeooo:paragraph-rsid="000c5320" style:font-weight-asian="bold" style:font-weight-complex="bold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0c5320" officeooo:paragraph-rsid="000dedcc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0da3f2" officeooo:paragraph-rsid="000da3f2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0da3f2" officeooo:paragraph-rsid="000fe3b5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0dedcc" officeooo:paragraph-rsid="0012e64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1561ce" officeooo:paragraph-rsid="001ba187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236f18" officeooo:paragraph-rsid="00236f18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c5320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0fe3b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10a512" officeooo:paragraph-rsid="0010a512" style:font-weight-asian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236f18" officeooo:paragraph-rsid="00236f18" style:font-weight-asian="normal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24a369" officeooo:paragraph-rsid="0024a369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bbd2c" officeooo:paragraph-rsid="000bbd2c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c5320" officeooo:paragraph-rsid="000c5320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da3f2" officeooo:paragraph-rsid="000da3f2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dedcc" officeooo:paragraph-rsid="000dedcc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1561ce" officeooo:paragraph-rsid="001561ce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bbd2c" officeooo:paragraph-rsid="000bbd2c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a3f2" officeooo:paragraph-rsid="000da3f2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edcc" officeooo:paragraph-rsid="000dedcc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edcc" officeooo:paragraph-rsid="000fe3b5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fe3b5" officeooo:paragraph-rsid="000fe3b5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0a512" officeooo:paragraph-rsid="0010a512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6pt" fo:font-weight="bold" officeooo:rsid="0010a512" officeooo:paragraph-rsid="0010a512" style:font-size-asian="14pt" style:font-weight-asian="bold" style:font-size-complex="16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fo:font-weight="normal" officeooo:rsid="000bbd2c" officeooo:paragraph-rsid="000bbd2c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fo:font-weight="bold" officeooo:rsid="000bbd2c" officeooo:paragraph-rsid="000bbd2c" style:font-size-asian="10.5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fo:font-weight="normal" officeooo:rsid="000bbd2c" officeooo:paragraph-rsid="000bbd2c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8pt" fo:font-weight="normal" officeooo:rsid="000bbd2c" officeooo:paragraph-rsid="000bbd2c" style:font-size-asian="7pt" style:font-weight-asian="normal" style:font-size-complex="8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bbd2c" officeooo:paragraph-rsid="000bbd2c" style:font-weight-asian="normal" style:font-weight-complex="normal"/>
    </style:style>
    <style:style style:name="P3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weight="normal" officeooo:rsid="000c5320" officeooo:paragraph-rsid="000c5320" style:font-weight-asian="normal" style:font-weight-complex="normal"/>
    </style:style>
    <style:style style:name="P3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0da3f2" style:font-weight-asian="normal" style:font-weight-complex="normal"/>
    </style:style>
    <style:style style:name="P3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0da3f2" style:font-weight-asian="normal" style:font-weight-complex="normal"/>
    </style:style>
    <style:style style:name="P3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0dedcc" style:font-weight-asian="normal" style:font-weight-complex="normal"/>
    </style:style>
    <style:style style:name="P3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0dedcc" style:font-weight-asian="normal" style:font-weight-complex="normal"/>
    </style:style>
    <style:style style:name="P3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0fe3b5" style:font-weight-asian="normal" style:font-weight-complex="normal"/>
    </style:style>
    <style:style style:name="P3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0fe3b5" style:font-weight-asian="normal" style:font-weight-complex="normal"/>
    </style:style>
    <style:style style:name="P3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weight="normal" officeooo:rsid="0010a512" officeooo:paragraph-rsid="0010a512" style:font-weight-asian="normal" style:font-weight-complex="normal"/>
    </style:style>
    <style:style style:name="P4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weight="normal" officeooo:rsid="001561ce" officeooo:paragraph-rsid="001561ce" style:font-weight-asian="normal" style:font-weight-complex="normal"/>
    </style:style>
    <style:style style:name="P4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weight="normal" officeooo:rsid="001561ce" officeooo:paragraph-rsid="001561ce" style:font-weight-asian="normal" style:font-weight-complex="normal"/>
    </style:style>
    <style:style style:name="P4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weight="normal" officeooo:rsid="0012e649" officeooo:paragraph-rsid="0012e649" style:font-weight-asian="normal" style:font-weight-complex="normal"/>
    </style:style>
    <style:style style:name="P43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236f18" officeooo:paragraph-rsid="00236f18" style:font-weight-asian="normal" style:font-weight-complex="normal"/>
    </style:style>
    <style:style style:name="P44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24a369" officeooo:paragraph-rsid="0024a369" style:font-weight-asian="normal" style:font-weight-complex="normal"/>
    </style:style>
    <style:style style:name="T1" style:family="text">
      <style:text-properties officeooo:rsid="000bbd2c"/>
    </style:style>
    <style:style style:name="T2" style:family="text">
      <style:text-properties fo:font-weight="normal" officeooo:rsid="000c5320" style:font-weight-asian="normal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0c5320"/>
    </style:style>
    <style:style style:name="T6" style:family="text">
      <style:text-properties officeooo:rsid="0010a512"/>
    </style:style>
    <style:style style:name="T7" style:family="text">
      <style:text-properties officeooo:rsid="0012e649"/>
    </style:style>
    <style:style style:name="T8" style:family="text">
      <style:text-properties style:text-position="super 58%"/>
    </style:style>
    <style:style style:name="T9" style:family="text">
      <style:text-properties officeooo:rsid="001561ce"/>
    </style:style>
    <style:style style:name="T10" style:family="text">
      <style:text-properties officeooo:rsid="0019a3b9"/>
    </style:style>
    <style:style style:name="T11" style:family="text">
      <style:text-properties officeooo:rsid="001ba187"/>
    </style:style>
    <style:style style:name="T12" style:family="text">
      <style:text-properties officeooo:rsid="0024a369"/>
    </style:style>
    <style:style style:name="T13" style:family="text">
      <style:text-properties officeooo:rsid="00271e01"/>
    </style:style>
    <style:style style:name="Sect1" style:family="section">
      <style:section-properties text:dont-balance-text-columns="false" style:editable="false">
        <style:columns fo:column-count="2">
          <style:column style:rel-width="1890*" fo:start-indent="0in" fo:end-indent="0in"/>
          <style:column style:rel-width="8820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AREK MANSELL, </text:span><text:span text:style-name="T4">Bezručova 9, 811 09 Bratislava, Slovakia, </text:span><text:a xlink:type="simple" xlink:href="mailto:marek.mansell@gmail.com" text:style-name="Internet_20_link" text:visited-style-name="Visited_20_Internet_20_Link"><text:span text:style-name="T4">marek.mansell@gmail.com</text:span></text:a><text:span text:style-name="T4">, 0904 010 424</text:span> </text:p>
      <text:p text:style-name="P2">Experience:</text:p>
      <text:section text:style-name="Sect1" text:name="Section1">
        <text:p text:style-name="P31">2015 – present<text:tab/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6">2016 - present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30"/>
        <text:p text:style-name="P17">2016 - present</text:p>
        <text:p text:style-name="P29"/>
        <text:p text:style-name="P15"/>
        <text:p text:style-name="P15"/>
        <text:p text:style-name="P15"/>
        <text:p text:style-name="P15"/>
        <text:p text:style-name="P15"/>
        <text:p text:style-name="P15"/>
        <text:p text:style-name="P18">2016 - 2016</text:p>
        <text:p text:style-name="P15"/>
        <text:p text:style-name="P27"/>
        <text:p text:style-name="P15"/>
        <text:p text:style-name="P18">2014 - 2015</text:p>
        <text:p text:style-name="P15"/>
        <text:p text:style-name="P15"/>
        <text:p text:style-name="P15"/>
        <text:p text:style-name="P27"/>
        <text:p text:style-name="P15"/>
        <text:p text:style-name="P24">Education</text:p>
        <text:p text:style-name="P15">2012 - 2017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19">2015-2016</text:p>
        <text:p text:style-name="P25"/>
        <text:p text:style-name="P25"/>
        <text:p text:style-name="P25">Projects</text:p>
        <text:p text:style-name="P20"/>
        <text:p text:style-name="P25"/>
        <text:p text:style-name="P26"/>
        <text:p text:style-name="P25">Personal</text:p>
        <text:p text:style-name="P28"/>
        <text:p text:style-name="P25">Languages</text:p>
        <text:p text:style-name="P20">SPy O.Z. (Slovak Python User Group) <text:s text:c="33"/>BRATISLAVA, SLOVAKIA</text:p>
        <text:p text:style-name="P20">Vice-Chairman</text:p>
        <text:p text:style-name="P16">Responsible for annual PyCon conference (preparation and dealing with on-site challenges) as well as monthly Python meetups in Bratislava (location: Progressbar Hackerspace <text:span text:style-name="T10">BA</text:span>)</text:p>
        <text:list xml:id="list6245633308255064941" text:style-name="L1">
          <text:list-item>
            <text:p text:style-name="P32">PyCon 2016 – over 400 sold tickets, 3 days, 35 speakers</text:p>
          </text:list-item>
          <text:list-item>
            <text:p text:style-name="P32">PyCon 2017 – over 540 sold tickets, 3 days, 60 speakers</text:p>
          </text:list-item>
          <text:list-item>
            <text:p text:style-name="P32">EduTrack (within PyCon 2017) – Special one-day conference track for high school teachers focused at teaching Python, 10 speakers, over 40 registered teache<text:span text:style-name="T13">r</text:span>s</text:p>
            <text:p text:style-name="P32"/>
          </text:list-item>
        </text:list>
        <text:p text:style-name="P4">STARÁ SMALTOVŇA O.Z. <text:s text:c="49"/><text:span text:style-name="T1">BRATISLAVA, SLOVAKIA</text:span></text:p>
        <text:p text:style-name="P3">Co-founder</text:p>
        <text:p text:style-name="P10"><text:span text:style-name="T2">The cause of the non-profit organization is to create an </text:span>open workshop, accessible to anyone, in Bratislava (Petržalka), <text:span text:style-name="T5">as well as preserve the historical industrial building.</text:span></text:p>
        <text:list xml:id="list1063722554095358022" text:style-name="L2">
          <text:list-item>
            <text:p text:style-name="P33">Technical support – web server administration, Google AdWords, mailinglist</text:p>
          </text:list-item>
          <text:list-item>
            <text:p text:style-name="P33">Handling paperwork around the foundation <text:span text:style-name="T11">of the </text:span>organization</text:p>
          </text:list-item>
          <text:list-item>
            <text:p text:style-name="P33">Working on presentational projects for sponsors</text:p>
          </text:list-item>
        </text:list>
        <text:p text:style-name="P5"/>
        <text:p text:style-name="P6">BATSUITE <text:span text:style-name="T5"><text:s text:c="78"/>BRATISLAVA, SLOVAKIA</text:span></text:p>
        <text:p text:style-name="P21">Electronic Technician</text:p>
        <text:p text:style-name="P15">BatSuite develops hardware and software solutions for the blind and visually impaired.</text:p>
        <text:list xml:id="list6393924048584377635" text:style-name="L3">
          <text:list-item>
            <text:p text:style-name="P34">BatSuite Hand Device – Improved algorithm (lower energy consumption by 40%, more functions, better user experience)</text:p>
          </text:list-item>
          <text:list-item>
            <text:p text:style-name="P34">BatSuite Suit (Overall development): PCB design (Eagle), prototype PCB assembly, EMI testing, wireless mesh communication</text:p>
          </text:list-item>
        </text:list>
        <text:p text:style-name="P15"/>
        <text:p text:style-name="P23">DIGITALWARE<text:span text:style-name="T5"> <text:s text:c="69"/>BRATISLAVA, SLOVAKIA</text:span></text:p>
        <text:p text:style-name="P22">Electronic consultant</text:p>
        <text:list xml:id="list1802508747057766451" text:style-name="L4">
          <text:list-item>
            <text:p text:style-name="P35">Bluetooth Beacon development (low-weight design with <text:span text:style-name="T10">a</text:span> long battery life) </text:p>
          </text:list-item>
        </text:list>
        <text:p text:style-name="P15"/>
        <text:p text:style-name="P23">SHOWTACLE<text:span text:style-name="T5"> <text:s text:c="72"/>BRATISLAVA, SLOVAKIA</text:span></text:p>
        <text:p text:style-name="P22">Electronic device manufacturing and testing</text:p>
        <text:list xml:id="list5930680913686250514" text:style-name="L5">
          <text:list-item>
            <text:p text:style-name="P36">LED panel assembly and testing (over 1200 individually addressable LEDs on each panel, overall systems of 70+ panels)</text:p>
          </text:list-item>
          <text:list-item>
            <text:p text:style-name="P37">TronSuite assembly and testing (low-weigh wireless DMX controlled dance suits)</text:p>
          </text:list-item>
        </text:list>
        <text:p text:style-name="P11"/>
        <text:p text:style-name="P11"><text:tab/></text:p>
        <text:p text:style-name="P7">GYMNÁZIUM JURA HRONCA <text:s text:c="41"/><text:span text:style-name="T5">BRATISLAVA, SLOVAKIA</text:span></text:p>
        <text:p text:style-name="P11">English <text:span text:style-name="T6">bilingual</text:span> section, Focus at English, Mathematics and Information <text:span text:style-name="T6">Technologies</text:span></text:p>
        <text:list xml:id="list2511948674127307455" text:style-name="L6">
          <text:list-item>
            <text:p text:style-name="P38">Contributed to Python being taught by teachers (instead of outdated <text:span text:style-name="T6">Pascal)</text:span></text:p>
          </text:list-item>
          <text:list-item>
            <text:p text:style-name="P39">I gave MicroPython lectures to students and teachers (Thanks to this initiative, the school bought enough MicroPython devices <text:span text:style-name="T9">(</text:span>NodeMCU’s<text:span text:style-name="T9">)</text:span> for an entire class and teachers are starting to use <text:span text:style-name="T9">them</text:span> <text:span text:style-name="T9">on their</text:span> lessons)</text:p>
          </text:list-item>
        </text:list>
        <text:p text:style-name="P12"/>
        <text:p text:style-name="P8">CISCO NETWORKING ACADEMY <text:s text:c="34"/><text:span text:style-name="T5">BRATISLAVA, SLOVAKIA</text:span></text:p>
        <text:list xml:id="list7188931233763165921" text:style-name="L7">
          <text:list-item>
            <text:p text:style-name="P40">CCNA<text:tab/>course – basic networking concepts and router / switch configuration</text:p>
          </text:list-item>
        </text:list>
        <text:p text:style-name="P12"/>
        <text:list xml:id="list224445979662564" text:continue-list="list2511948674127307455" text:style-name="L6">
          <text:list-item>
            <text:p text:style-name="P39">micropython.<text:span text:style-name="T7">sk – a web portal for MicroPython beginners (Since 2016)</text:span></text:p>
          </text:list-item>
          <text:list-item>
            <text:p text:style-name="P42">Kavamat – A Resco 2015 Hackathlon IoT project – we won the 2<text:span text:style-name="T8">nd</text:span> prize</text:p>
          </text:list-item>
          <text:list-item>
            <text:p text:style-name="P41">MicroPython workshops &amp; presentations (over 8) at community meetups &amp; schools</text:p>
          </text:list-item>
        </text:list>
        <text:p text:style-name="P12"/>
        <text:p text:style-name="P12">Sports: scuba diving (Advanced OWD certificate), cross-country running (mostly longer distances – 20km+), kayaking (competitively between 2010 – 2015), climbing and hiking</text:p>
        <text:p text:style-name="P12">Fluent in English, Slovak and Czech</text:p>
        <text:p text:style-name="P9"><text:soft-page-break/>IT Skills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list xml:id="list2215228262203732145" text:style-name="L8">
          <text:list-item>
            <text:p text:style-name="P43">Eagle PCB design, PCB assembly (through hole &amp; SMD), PCB Testing (EMI)</text:p>
          </text:list-item>
          <text:list-item>
            <text:p text:style-name="P43">Python programming (lecturer of Python and MicroPython)</text:p>
          </text:list-item>
          <text:list-item>
            <text:p text:style-name="P43">C programming (As well as Arduino version of C), <text:span text:style-name="T13">BGScript</text:span></text:p>
          </text:list-item>
          <text:list-item>
            <text:p text:style-name="P44">Basic web programming (HTML, CSS, JavaScript, PHP <text:span text:style-name="T13">&amp; MySQL</text:span>)</text:p>
          </text:list-item>
          <text:list-item>
            <text:p text:style-name="P43">Electronics – passive components, IC’s, wireless devices (Bluetooth and WiFi)</text:p>
          </text:list-item>
          <text:list-item>
            <text:p text:style-name="P43">Micro-controllers – Atmel chips (Atmega, Attiny), STM32, BLE112, ESP8266, …</text:p>
          </text:list-item>
          <text:list-item>
            <text:p text:style-name="P44">Linux server administration (ubuntu server, apache, gitlab, nginx)</text:p>
          </text:list-item>
          <text:list-item>
            <text:p text:style-name="P43">Linux <text:span text:style-name="T12">boards</text:span> – Raspberry Pi, Orange Pi <text:span text:style-name="T13">(web server / NAS server)</text:span></text:p>
          </text:list-item>
          <text:list-item>
            <text:p text:style-name="P43">MicroPython boards – NodeMCU, <text:span text:style-name="T12">Witty Board, Micro:bit</text:span> </text:p>
          </text:list-item>
          <text:list-item>
            <text:p text:style-name="P43">OpenCV programming – motion detection <text:span text:style-name="T13">&amp;</text:span> object <text:span text:style-name="T12">recognition (in Python &amp; Java)</text:span></text:p>
          </text:list-item>
          <text:list-item>
            <text:p text:style-name="P43">Electricity – knowledge of <text:span text:style-name="T12">basic design and maintenance (circuit breakers, cabling)</text:span></text:p>
          </text:list-item>
          <text:list-item>
            <text:p text:style-name="P44">Networking – CCNA academy – Switching and Routing, network topology design, network protocols, physical crimping and cabling</text:p>
          </text:list-item>
        </text:list>
        <text:p text:style-name="P14"/>
        <text:p text:style-name="P13"/>
        <text:p text:style-name="P13"/>
        <text:p text:style-name="P13"/>
        <text:p text:style-name="P13"/>
        <text:p text:style-name="P13"/>
        <text:p text:style-name="P13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47:33.685178179</meta:creation-date>
    <meta:generator>LibreOffice/5.1.6.2$Linux_X86_64 LibreOffice_project/10m0$Build-2</meta:generator>
    <dc:date>2017-03-25T22:41:23.264053166</dc:date>
    <meta:editing-duration>PT27M36S</meta:editing-duration>
    <meta:editing-cycles>8</meta:editing-cycles>
    <meta:document-statistic meta:table-count="0" meta:image-count="0" meta:object-count="0" meta:page-count="2" meta:paragraph-count="63" meta:word-count="542" meta:character-count="4139" meta:non-whitespace-character-count="3287"/>
  </office:meta>
</office:document-meta>
</file>